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799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1508in"/>
    </style:style>
    <style:style style:name="co4" style:family="table-column">
      <style:table-column-properties fo:break-before="auto" style:column-width="0.335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o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wor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rts_of_speech</text:p>
          </table:table-cell>
          <table:table-cell office:value-type="string" calcext:value-type="string">
            <text:p>cefr</text:p>
          </table:table-cell>
          <table:table-cell office:value-type="string" calcext:value-type="string">
            <text:p>translate_tr</text:p>
          </table:table-cell>
        </table:table-row>
        <table:table-row table:style-name="ro1">
          <table:table-cell office:value-type="string" calcext:value-type="string">
            <text:p>abando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bil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bou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bov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broa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bsolu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bsolu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cadem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ccep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ccept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cc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ccid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ccompan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ccording to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ccou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ccur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ccu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chie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chiev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cknowled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cqui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cross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cros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c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ctiv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c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ctr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ct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ctu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dap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dd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dditi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ddr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dminist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dmi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dm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dop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dul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dvanc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dvanc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dvant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dven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dvert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dvertis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dvertis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dv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dv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ffa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ff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ffor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frai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fterno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fterwar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gai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gains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genc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g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ggress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go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gre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gre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h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hea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i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i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i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ircraf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irl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irp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la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la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lb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lcoho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lcohol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l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ll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l righ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l righ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l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mo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on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on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ong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read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so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l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lterna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terna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lthough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lway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maz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maz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mb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mong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mou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nalysi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naly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nci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g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ng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im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k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nnivers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nnou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nnounc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nno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nnoy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nnoy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nn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nother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other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sw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sw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x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nybody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nymo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nyon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ything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nywa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nywher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par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part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pologi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p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ppar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aren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e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ea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ppear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pp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pplic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ppl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ppoint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ppreci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roa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ropri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rov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ro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pproxima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pr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chit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rchitec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re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gu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rgu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r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m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rm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rm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oun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ran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rrang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rre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rr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rriv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rr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ti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tific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rti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rtis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s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sham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id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slee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sp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s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sess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sign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ssi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ssist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ssist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ssoci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socia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soci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ssu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thle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tmosphe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tta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tta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ttemp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ttemp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tt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tten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ttitu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ttorn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attra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ttra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ttrac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udi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ugu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u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uth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utho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utoma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utomatic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vail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ver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voi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awar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wa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awa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wesom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aw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ab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a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ackgrou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ackwar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cteri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a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d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a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la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nan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nk</text:p>
          </table:table-cell>
          <table:table-cell office:value-type="string" calcext:value-type="string">
            <text:p>river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arri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seb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as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sic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asi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sketb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thro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atte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att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</text:p>
          </table:table-cell>
          <table:table-cell/>
          <table:table-cell office:value-type="string" calcext:value-type="string">
            <text:p>Auxiliary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a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deal wit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ar</text:p>
          </table:table-cell>
          <table:table-cell office:value-type="string" calcext:value-type="string">
            <text:p>anim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auti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au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ecause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co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dro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ee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gin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ha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havi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hin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lie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elie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elon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low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l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e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enef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nef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t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etwee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eyond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eyon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icy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i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i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illio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iolog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i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ir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irth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i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itt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la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la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la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lan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lan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lin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lo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lo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lon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l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l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l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ar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d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i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mb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omb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o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o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o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r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ord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o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r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rr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th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th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ott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tto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w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ox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oyfrie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ran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r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ra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re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ea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eakfa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ea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rea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reath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reath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r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rief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righ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rilli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rin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oa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roadca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rok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ro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ow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ru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ru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ubb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udg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uil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uil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ull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un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u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ur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u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u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u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usin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usiness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us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u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but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utt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bu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b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bye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b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f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lcul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l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mer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mpaig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mpaig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mp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mpu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dal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nce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nc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ndid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nd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nno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p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pac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pit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pit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pt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p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re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re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refu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reles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rp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rr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r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rto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t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atego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au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au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eil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eleb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eleb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eleb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e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en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entr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entu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eremon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ertai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ertain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a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ai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air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allen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allen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amp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an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ann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ap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arac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aracterist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aracteris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ar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a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a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ea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eap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e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e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e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eer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ee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e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em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emic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emist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ick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ief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ie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hi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ildh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hi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ocol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o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ho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hur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igaret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irc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ircumst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i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itiz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ivi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lai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ai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a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lass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lass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assro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au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ear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e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ev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i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i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i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im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imb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imb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o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o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o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os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los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o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lothe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oth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ou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lub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l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a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a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a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ff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llap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llap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lleag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ll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lle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lle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l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lo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lum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bin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b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med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fo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fort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m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merc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merci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mi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missio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m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mit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mitt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mmon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munic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munic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mun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pan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mpa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mpari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pe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pet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peti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peti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pl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plai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mple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mple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mplex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plica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pon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mpu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ncent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cent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cep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cer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ce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cern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ce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nclu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clu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d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du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du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fer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fid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fid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fi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fli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fli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fu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fu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fus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gr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n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nec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ne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sc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equ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serva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erva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id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side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i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sist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t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tan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tru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tru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su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sum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ta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t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tai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tempor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ten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te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tex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tin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tinu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tinu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tra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tra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tra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tra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tribu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tribu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tro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nveni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vers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nve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nvi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nvinc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o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o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oki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ok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o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p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r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r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rpor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rr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rrec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stu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tt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uld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unc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u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unt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untrys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un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up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ur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our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u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us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ov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ve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ra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a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az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e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rea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re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re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ea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ea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ed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e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i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imin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imi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risi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iter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it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it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iticis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itici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o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o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ow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owd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uc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rue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ultur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ul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u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upbo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ur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urrenc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urren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ur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ur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urv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cust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ustom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cu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cy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cyc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i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ai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am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nc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nc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ng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anger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augh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a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a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a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b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b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b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ca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cemb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c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ci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ci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cla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cl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co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co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crea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cre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ep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ep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fe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fe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f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fen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f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fini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fini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fin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gr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l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liber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libera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lic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liv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live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m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m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monst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nti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n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part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par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p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pres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press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p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scrib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scrip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 </text:p>
          </table:table-cell>
          <table:table-cell/>
        </table:table-row>
        <table:table-row table:style-name="ro1">
          <table:table-cell office:value-type="string" calcext:value-type="string">
            <text:p>dese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ser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sig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sig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si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si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s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sper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spite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sse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stin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stro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ta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etai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tail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t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etec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term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termin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velo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evelop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agr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alog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amo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ction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ffer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ffer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fferen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fficul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fficul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git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n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rec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re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rec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rec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r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sadvant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sagre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sapp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sappoin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sappoint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sa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scipl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scou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cov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scove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scu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scu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se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ishone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li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sli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smi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pl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t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istribu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tribu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stri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vi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iv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vi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ivorc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uxiliary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c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cum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ocument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o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ll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mes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omin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on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o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ubl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oub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oub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wn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wnloa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wnlo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wnstair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ownstair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wntow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wntow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wntow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ownwar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ownwar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oz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ozen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raf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ra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ram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ama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dra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raw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ea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r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res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rin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r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r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iv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riv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o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o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ru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run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du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uring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du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u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DV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ch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r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ar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arthqu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asi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ster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as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conom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conom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d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d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d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di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duc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duca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duc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ducati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ff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ffec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ffectiv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ffici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ff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g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ight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ighte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ight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ither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ither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ith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lder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l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le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lectr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lectr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lectric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lectron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l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leph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leva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lev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ls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lsewhe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mai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mbarras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mbarrass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mer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mergenc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mo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moti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mphasi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mphasi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mplo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mploy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mploy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mploy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mpt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ab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coun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cour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n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nem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ng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gag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g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ngine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ngineer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ha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jo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norm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nough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nough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nough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ns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ntert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tertain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thusias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thusias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ti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tir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t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nviron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nvironment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q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qua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qu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qu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quip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rr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sca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speci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ss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ssent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stabli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st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stim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stim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th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ur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alu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ve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entu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v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ery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erybody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eryda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veryon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erything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verywhe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vid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vi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v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ac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ac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amin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am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amp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cell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cep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cept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chan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chan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ci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cit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cit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cu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cu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ecu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ecu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erci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erc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hib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hib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hib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i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ist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p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pect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pec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en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pens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peri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perie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erienc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eri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perim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e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per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pl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plan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plo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lo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plo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lo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p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pr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pre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t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t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ter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extraordin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xtre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extrem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ey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cil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a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c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cto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i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il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ai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ir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i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table:style-name="ce1" office:value-type="string" calcext:value-type="string">
            <text:p>false</text:p>
          </table:table-cell>
          <table:table-cell table:style-name="ce1"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mili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mil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mi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m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nc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ntas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rm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rm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scinat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sh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shion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ste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a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ul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av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avo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avori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avori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ea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eat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ebru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eder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ee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ee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eedba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e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eel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ell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ema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estiv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ev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ew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e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ew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e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fte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fth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ft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gh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g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i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i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l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n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n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n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ina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inanc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i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n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in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ng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ni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ni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r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sh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tn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iv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ix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ix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la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la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la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lexi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l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lo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loo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lo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lou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l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low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lu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l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ly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cu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cu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old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ol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ol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oll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llow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llow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ollowing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otb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r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r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or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oreig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r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rev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org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rg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o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rm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rm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ortuna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rtu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ort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orwar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ou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our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urte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ourth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a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re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reed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ree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equenc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requen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es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ri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ie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iend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iendshi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ighte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ighten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ighten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o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rom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o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oz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ru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u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ue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ul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u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u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u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unctio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u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u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undament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un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unn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u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urni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urth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furth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furthermo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futu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alle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a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a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a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ar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arb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ard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a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ath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ener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ener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ene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ene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ener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en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ent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entle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eograph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ho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i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if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ir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irlfrie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la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lob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lo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o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ol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ol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oodbye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oodby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ood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ove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overn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overn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rab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ra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ra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radu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radu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radu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r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ran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randfa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andmo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andpar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a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r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ra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rate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ea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e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e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roce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rou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rou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row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uarante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uarant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uar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u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u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u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ui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uil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guit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gu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u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gy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b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a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and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an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appe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ppi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appin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r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rd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a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a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arm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ave</text:p>
          </table:table-cell>
          <table:table-cell/>
          <table:table-cell office:value-type="string" calcext:value-type="string">
            <text:p>Auxiliary 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ave to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a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eadach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adl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eal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alth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ar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ea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a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eav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eavi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eav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licop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ello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ll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l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lp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r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er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r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rself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esit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ey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i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i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ig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ighligh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ighl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igh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ighw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i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im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imself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i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i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istor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istor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isto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obb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ck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o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o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oli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oll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o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m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omewo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ne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ono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orri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orr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or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spit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o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o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t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u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u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useho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ous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ow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owev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ug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u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um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umor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undred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ung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u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un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urrica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ur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ur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hu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ur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hu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husb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ce cre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de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de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dentif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dent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f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gno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l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lleg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lln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llust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llust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m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magin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agin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mag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mmedi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media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mmigr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pa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pa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pati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mpl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port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port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mp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mpossi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mpr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mpres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mpre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press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mpro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mprov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cid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clu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clud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cluding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co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cre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creasing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credi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credib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dee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depend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dic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direc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divid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do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door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dustr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dust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fe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flu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flue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fo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form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form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gredi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it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iti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itia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j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ju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ju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n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noc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qui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s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id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si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spi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sta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st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stea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titu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stitu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stru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truc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tru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sur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tellig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tellig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t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tend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tens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ten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ter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ere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eres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erest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er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tern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erpr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terrup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tervie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ervie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o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rodu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ntrodu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v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ven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ve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vestig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nvestig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vest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nvit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vi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vol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nvolv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ro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sl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ss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ssu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it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te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its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itself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ack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anu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azz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ean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ewel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ob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o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o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o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ourn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journali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ourn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jo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jud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jud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judg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ju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ul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um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Ju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uni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ju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just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justif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kee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ke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eybo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i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i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i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ki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kill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ilome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kind</text:p>
          </table:table-cell>
          <table:table-cell office:value-type="string" calcext:value-type="string">
            <text:p>caring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i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itch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kn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knif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kno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kn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knowled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b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ab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aborato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a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a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ad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m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ndsca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angu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pto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rg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rg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ast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st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st1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st1</text:p>
          </table:table-cell>
          <table:table-cell office:value-type="string" calcext:value-type="string">
            <text:p>taking tim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t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t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t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te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at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aug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ug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augh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un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aun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a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wy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ay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az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a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a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adershi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ead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a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ag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ea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ea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ar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ast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ast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a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a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a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ec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ct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f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g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is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m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ng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ss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s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s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s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t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eve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ibr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cen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tell a lie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e</text:p>
          </table:table-cell>
          <table:table-cell office:value-type="string" calcext:value-type="string">
            <text:p>tell a li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f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festy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f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from the sun/a lam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from the sun/a lamp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from the sun/a lamp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ght</text:p>
          </table:table-cell>
          <table:table-cell office:value-type="string" calcext:value-type="string">
            <text:p>not heavy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similar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find sb/sth pleasan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ke</text:p>
          </table:table-cell>
          <table:table-cell office:value-type="string" calcext:value-type="string">
            <text:p>find sb/sth pleasan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ke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m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mi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n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quid</text:p>
          </table:table-cell>
          <table:table-cell/>
          <table:table-cell office:value-type="string" calcext:value-type="string">
            <text:p>Noun 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qui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ste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ste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tera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ttl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v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ve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iv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iv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a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c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oc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oca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oc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g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ne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ng-ter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ng-term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o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o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os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lo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u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ud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ow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u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uck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lun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lu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luxu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ch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gaz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g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i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i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in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int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j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jo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n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nag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nag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n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ny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r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rk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rk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rke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rri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arri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r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s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ss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s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contest/correspo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tch</text:p>
          </table:table-cell>
          <table:table-cell office:value-type="string" calcext:value-type="string">
            <text:p>contest/correspond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tch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ter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thematic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t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t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ximu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xim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y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ayb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ay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a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a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an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eanwhil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eas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easur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e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di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ed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edic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e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e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l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emb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mo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ent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en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enu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ess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e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eth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dd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dn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ight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l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i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ilit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lit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l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illio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i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belongs to me</text:p>
          </table:table-cell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ne</text:p>
          </table:table-cell>
          <table:table-cell office:value-type="string" calcext:value-type="string">
            <text:p>hole in the groun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iner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nimu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nim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ni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n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no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nut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irr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iss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i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st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ista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x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ix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ix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ix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de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der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dif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n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n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nito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nk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on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o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or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r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r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s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o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t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torcy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ou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ount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u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u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o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ov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ovi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uch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uch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uch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ultip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ultipl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ur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urd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us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use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us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us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usic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musici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ust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y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myself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myster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myste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a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a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arra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arra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arr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n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ati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ation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a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atur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atur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a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a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ar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a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ecessari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ecess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ed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eed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ga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neighb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ighborh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ither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ither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ith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er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nerv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etwo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ev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vertheles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ne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w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wspap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ex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ext to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ic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ightma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nin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inete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inet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 on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body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i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ois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o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orm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orm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rth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rther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o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othing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ot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o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nov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ovemb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w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ow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owhe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ucle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umb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numer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nur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nu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be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bj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bjec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bjec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blig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bserv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bser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bt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bv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bvious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cca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ccasion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ccu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ce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’clock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ctob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d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f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ff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ff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ffen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ffens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ff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ff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ff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ffic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ffici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fte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h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K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l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ld-fashion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ce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lin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nto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pe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pe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pe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pe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pin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ppon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pportun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pp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ppo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pposi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pposit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pposite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pposi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ppos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p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r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rd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rdin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rg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rganiz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rgani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rganiz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rganiz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rig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rigin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rigin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ther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therwis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ught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ur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ur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urselve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u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utco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utdo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utdoor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ut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utl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utsid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v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v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verall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versea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versea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ow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ow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ow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a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a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ck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in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i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in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in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l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n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ant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p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ragrap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r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r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rk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rticip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articip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rticul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rticular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r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art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r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ss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asseng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ssp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ti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atter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e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ace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enc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enn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op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epp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er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rcen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rcent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erfec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erfec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erfo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rform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erhap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erman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ermi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rm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erm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er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ers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ersonal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erson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erspec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ersua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h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henomen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hilosoph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ho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hotograp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hotograp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hotograph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hr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hys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hysic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ian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i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i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ie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i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i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i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il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in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i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it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a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lai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a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a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an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lan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a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last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las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l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latfo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ay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eas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lease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lea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lea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leas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lenty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l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lo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eposi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junctio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lu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ck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e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et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i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in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iso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ison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l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lice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lic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li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lit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litici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litic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llu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o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pul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pula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pul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rtra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sitio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si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ss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sse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ssibil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ssi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ssib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tat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tent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tenti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u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ou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ver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w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ow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ower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act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act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acti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ai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a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ay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di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edi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f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egn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epa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epa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s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es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esent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ser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esid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ss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t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t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ett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ev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ev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evious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i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i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m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m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i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nc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ncip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incip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i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in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in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o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i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iso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vac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iv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iz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bab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oble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oced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c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du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du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duc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odu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fe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fessi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fession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fess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fi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f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ogra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gr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gr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roj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mi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mo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nou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o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p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per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per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pos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p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sp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t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rote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rot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te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u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rovi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sychologi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sycholog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ubl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ublic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ubli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u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uni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unish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urcha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u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urp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purpo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ursu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p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qualific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qualifi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qualif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qual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quant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quar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que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questio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quic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quick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quie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quie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qu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quit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quot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quo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quo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competition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ace</text:p>
          </table:table-cell>
          <table:table-cell office:value-type="string" calcext:value-type="string">
            <text:p>of peopl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ac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adi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ailro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a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ai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an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an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api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apid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a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ar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ath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a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a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a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a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a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a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a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a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ad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alis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al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ali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a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ason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ca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ceip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ce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en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ep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i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ogni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omm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ommend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co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or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or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cov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cyc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du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du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f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fer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fl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frigera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fus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g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g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gi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gis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gi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gr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gr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gul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gular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gul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j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a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ationshi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la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a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ativ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lax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lax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ax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ev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li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ie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lig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ig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l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m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ma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mar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memb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mi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mo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mo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pe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pe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pea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pla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pl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pl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po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por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prese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presentati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presenta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put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que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qui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quir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cu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c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sear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searc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serv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ser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er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id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id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i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ol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sour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sp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sp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spo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spon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sponsibil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sponsi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remaining part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/relax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st</text:p>
          </table:table-cell>
          <table:table-cell office:value-type="string" calcext:value-type="string">
            <text:p>sleep/relax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staur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sul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t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ti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ti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tur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evea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vie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ev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evolu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ewar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hyth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ic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i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i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ing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i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is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iv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o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ob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ock</text:p>
          </table:table-cell>
          <table:table-cell office:value-type="string" calcext:value-type="string">
            <text:p>music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o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o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omant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oo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o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oug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ou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ou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out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outin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ow1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oy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ub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ubb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ubb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ud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u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ru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un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un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rur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ru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ad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af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afe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a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ail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ail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al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al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a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al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am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amp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andwi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atelli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atisfi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atisf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atur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au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a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av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ca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ca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ca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c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ce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chedu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chedu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choo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ci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cientif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cienti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co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crea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cre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cree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cree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crip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culp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ar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a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next after the first</text:p>
          </table:table-cell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next after the firs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next after the first</text:p>
          </table:table-cell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cond</text:p>
          </table:table-cell>
          <table:table-cell office:value-type="string" calcext:value-type="string">
            <text:p>unit of time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cond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cr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cret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c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c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cu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cu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e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e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e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l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lec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l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n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na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nio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n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n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nsi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nsitiv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nten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par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par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ptemb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qu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rie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r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rious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rva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r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rv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s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put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t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t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tt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v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vente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vent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everal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veral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eve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ex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ex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a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ad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all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all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a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a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ap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a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ar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ee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e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el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e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el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el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if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i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in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i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o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ock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o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o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hoo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pp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r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hould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ul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ou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ow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hu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u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h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c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g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gna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gnific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ignifican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il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il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l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il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lv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mil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milar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milar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mp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mp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nc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nce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in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ng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ng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ng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n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s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itu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x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xte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xt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iz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ki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ki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ki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ki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k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ki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k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la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lee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l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lic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li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li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ligh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light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li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l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low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al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mar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martpho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e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e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i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i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o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ok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moot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na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neak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a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cc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c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cie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f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ftwa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o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ola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oldi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oli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olu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l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me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m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mebody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meon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mething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metime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mewha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omewhe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mewher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o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r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rry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ou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u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u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ur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uth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outher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p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pea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peak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peci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peciali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eciali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ecie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ecific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pecific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pee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pee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e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pell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p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pen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pic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pi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pir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pirit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ok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ponso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ons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o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p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po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rea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prea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qua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adi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af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a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ai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a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andar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a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a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ate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atist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at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atu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ead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ea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e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ee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e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string" calcext:value-type="string">
            <text:p>push into/attach</text:p>
          </table:table-cell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ick</text:p>
          </table:table-cell>
          <table:table-cell office:value-type="string" calcext:value-type="string">
            <text:p>piece of wood</text:p>
          </table:table-cell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ick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iff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il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o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oma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o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o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o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o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o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o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raigh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rang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rang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rateg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re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re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reng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r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r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ret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ric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ri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rik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r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ro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rong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ructur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rugg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ud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udi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ud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ud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tuff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tupi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ty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bjec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bm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bsta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bw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ccee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cc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ccess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ccessfu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ch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ch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dd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dden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ff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g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gge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gges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it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mmariz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mma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mm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n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permark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ppl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ppl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ppo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ppor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ppo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r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u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r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rfa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rge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rpri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rpri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rpris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rrou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rround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rv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urve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rvi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uspec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uspec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w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wea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wee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wee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wimm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wit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ymbo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sympath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sympto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syste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ab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abl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ai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a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a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al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alen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al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al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an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a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arg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as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as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ax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axi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a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ac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ach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ea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ar1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ear1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ear2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echn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echniq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echnolog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eenag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eenag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lepho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lephon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levi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l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mperatu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empor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enni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e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erri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an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an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anks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ank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a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e</text:p>
          </table:table-cell>
          <table:table-cell/>
          <table:table-cell office:value-type="string" calcext:value-type="string">
            <text:p>definite articl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ea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eir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eir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em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e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emselve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e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eo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erap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he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erefo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ey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c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ief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i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n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nk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irst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rteen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rt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i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ough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ough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ou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ousand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re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hreate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hre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roa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rough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roughou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roughou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hro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hurs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hu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ick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i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igh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ill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ill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in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i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i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ir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</text:p>
          </table:table-cell>
          <table:table-cell/>
          <table:table-cell office:value-type="string" calcext:value-type="string">
            <text:p>infinitive mark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da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ogeth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ile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mat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morrow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morr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o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ong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onigh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n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o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o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o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p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p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ot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u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oug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u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ouris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uri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ward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w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w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w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o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a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ad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ad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adition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affic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ra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ai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ai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ansf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ansfo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ansi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ansl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ansl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anspor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ansport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a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rav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ravel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ea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eat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e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re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ia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i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ic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ip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ri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op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roubl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uc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table:style-name="ce1" office:value-type="string" calcext:value-type="string">
            <text:p>true</text:p>
          </table:table-cell>
          <table:table-cell table:style-name="ce1"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ru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us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ru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-shir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ub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ues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u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unn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tu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ur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V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welve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wenty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wic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wi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wo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typ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typic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typic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g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ltima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mbrella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n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ncomfort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consc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nder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ndergroun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ndergroun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ndersta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nderstan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nderwe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employ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employmen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expec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nfai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fortunat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nhapp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nifor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n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iqu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nit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niver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niversi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nknow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nless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like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likel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necessa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pleasa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ntil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nus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p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pda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pon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pper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pse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pse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pstairs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pstair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pward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rba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rg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u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se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used to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se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us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s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usual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vacat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valle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valuab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alu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ariet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various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a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a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egetab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vehic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venu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er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ver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ia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ictim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icto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ideo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view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iew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ill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violen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iolen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irt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iru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visi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is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vis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visito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visu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ita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itam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oic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volu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olunte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vo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i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ai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k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l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nt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rm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r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rn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ash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as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s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s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tc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av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a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ak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eakn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eal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ealthy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eapo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ea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ath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b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ebsi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dd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ednes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e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eke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ig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elcome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lco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lcom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lcom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lcom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lcom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l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ll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ester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e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at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atever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hatever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en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enever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ere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ereas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herever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hether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ich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ile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hi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hisp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it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o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hol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hom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hose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hose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h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d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idel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if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l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ildlif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l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ill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i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ind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inn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in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r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is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ish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is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ith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thin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ithout</text:p>
          </table:table-cell>
          <table:table-cell/>
          <table:table-cell office:value-type="string" calcext:value-type="string">
            <text:p>Preposi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itness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itness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oman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onder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nd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nderful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ood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ool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ork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ork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orl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orldwid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rldwid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rried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orry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orr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rs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orst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ors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rst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orth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or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ould</text:p>
          </table:table-cell>
          <table:table-cell/>
          <table:table-cell office:value-type="string" calcext:value-type="string">
            <text:p>Modal 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oun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ound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ow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wrap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write</text:p>
          </table:table-cell>
          <table:table-cell/>
          <table:table-cell office:value-type="string" calcext:value-type="string">
            <text:p>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rite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riti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ritten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wro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yard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eah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ear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ellow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es </text:p>
          </table:table-cell>
          <table:table-cell/>
          <table:table-cell office:value-type="string" calcext:value-type="string">
            <text:p>Exclamatio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esterday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esterday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et</text:p>
          </table:table-cell>
          <table:table-cell/>
          <table:table-cell office:value-type="string" calcext:value-type="string">
            <text:p>Adverb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yet</text:p>
          </table:table-cell>
          <table:table-cell/>
          <table:table-cell office:value-type="string" calcext:value-type="string">
            <text:p>Conjunction</text:p>
          </table:table-cell>
          <table:table-cell office:value-type="string" calcext:value-type="string">
            <text:p>B2</text:p>
          </table:table-cell>
          <table:table-cell/>
        </table:table-row>
        <table:table-row table:style-name="ro1">
          <table:table-cell office:value-type="string" calcext:value-type="string">
            <text:p>you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Adjective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oung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your</text:p>
          </table:table-cell>
          <table:table-cell/>
          <table:table-cell office:value-type="string" calcext:value-type="string">
            <text:p>Determiner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ours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yourself</text:p>
          </table:table-cell>
          <table:table-cell/>
          <table:table-cell office:value-type="string" calcext:value-type="string">
            <text:p>Pronoun</text:p>
          </table:table-cell>
          <table:table-cell office:value-type="string" calcext:value-type="string">
            <text:p>A1</text:p>
          </table:table-cell>
          <table:table-cell/>
        </table:table-row>
        <table:table-row table:style-name="ro1">
          <table:table-cell office:value-type="string" calcext:value-type="string">
            <text:p>youth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1</text:p>
          </table:table-cell>
          <table:table-cell/>
        </table:table-row>
        <table:table-row table:style-name="ro1">
          <table:table-cell office:value-type="string" calcext:value-type="string">
            <text:p>zero</text:p>
          </table:table-cell>
          <table:table-cell/>
          <table:table-cell office:value-type="string" calcext:value-type="string">
            <text:p>Number</text:p>
          </table:table-cell>
          <table:table-cell office:value-type="string" calcext:value-type="string">
            <text:p>A2</text:p>
          </table:table-cell>
          <table:table-cell/>
        </table:table-row>
        <table:table-row table:style-name="ro1">
          <table:table-cell office:value-type="string" calcext:value-type="string">
            <text:p>zone</text:p>
          </table:table-cell>
          <table:table-cell/>
          <table:table-cell office:value-type="string" calcext:value-type="string">
            <text:p>Noun</text:p>
          </table:table-cell>
          <table:table-cell office:value-type="string" calcext:value-type="string">
            <text:p>B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8">00/00/0000</text:date>, <text:time style:data-style-name="N2" text:time-value="02:00:11.08650233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1-08T02:19:38.989159046</dc:date>
    <meta:editing-duration>PT1H35M2S</meta:editing-duration>
    <meta:editing-cycles>8</meta:editing-cycles>
    <meta:generator>LibreOffice/24.2.7.2$Linux_X86_64 LibreOffice_project/420$Build-2</meta:generator>
    <meta:document-statistic meta:table-count="1" meta:cell-count="11499" meta:object-count="0"/>
  </office:meta>
</office:document-meta>
</file>